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ailRepository.store( Mail m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bstractMailRepository.remove( Mail 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ilRepository.service( final ServiceManager componen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ilRepository.unlock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MailRepository.setStore(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ailRepository.remove( Collection mai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ailRepository.remov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MailRepository.lock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MailRepository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